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文鼎PL中楷Uni" svg:font-family="文鼎PL中楷Uni" style:font-family-generic="roman" style:font-pitch="variable"/>
    <style:font-face style:name="文鼎PL细上海宋Uni" svg:font-family="文鼎PL细上海宋Uni" style:font-family-generic="swiss" style:font-pitch="variable"/>
    <style:font-face style:name="文鼎PL细上海宋Uni1" svg:font-family="文鼎PL细上海宋Un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span text:style-name="T2">About PGAdmin3</text:span></text:p>
      <text:p text:style-name="Standard"/>
      <text:p text:style-name="Standard">PGadmin3 is a GUI for posgresql. By using this the structure of database can be dislpayed in the main window.You can also manipulate database through this friendly interface. And PGadmin can show the tables of the database as well.</text:p>
      <text:p text:style-name="Standard"/>
      <text:p text:style-name="Standard">If you are using fedora 8, you can use the following commands to <text:span text:style-name="T1">install pgadmin3</text:span>:</text:p>
      <text:p text:style-name="Standard"/>
      <text:p text:style-name="Standard"><text:s text:c="5"/><text:span text:style-name="T1">su</text:span></text:p>
      <text:p text:style-name="P1"/>
      <text:p text:style-name="P1"><text:s text:c="4"/>password:</text:p>
      <text:p text:style-name="P1"/>
      <text:p text:style-name="P1"><text:s text:c="4"/>yum install pgadmin3</text:p>
      <text:p text:style-name="Standard"/>
      <text:p text:style-name="Standard">After installing it, you should open your postgresql.</text:p>
      <text:p text:style-name="Standard"/>
      <text:p text:style-name="Standard"><text:s text:c="3"/><text:span text:style-name="T1"><text:s/>postgres -D /usr/local/pgsql/data <text:s/>&amp;</text:span></text:p>
      <text:p text:style-name="Standard"/>
      <text:p text:style-name="Standard">(Here I assume that the directory used for storing your database <text:s/>is <text:s/>/usr/local/pgsql/data)</text:p>
      <text:p text:style-name="Standard"/>
      <text:p text:style-name="Standard">Then open the PGAdmin that you have installed just now, and do some configuration for it.</text:p>
      <text:p text:style-name="Standard"/>
      <text:p text:style-name="Standard"/>
      <text:p text:style-name="Standard"/>
      <text:p text:style-name="Standard">1.Press the <text:span text:style-name="T1">first icon</text:span> on the menubar to add a new server. For Linux what you only need to do is to fill the Name item(that can be any name you like), and ,for other items, you can just ignore them. Then <text:s/>press "confirm", now you can view <text:s/>the databases in earth. </text:p>
      <text:p text:style-name="Standard"/>
      <text:p text:style-name="Standard">2.For now , you will find the database earth_development. After <text:s/>pressing the '+' .On <text:s/>the <text:s/>left of 'earth_development' , you will find 'public'.Under the 'public' hierarchy, you will find 'tables', and all the tables of <text:span text:style-name="T1">earth</text:span> are there. You <text:s text:c="3"/>choose a table and <text:s/>press <text:span text:style-name="T1">the 6th icon </text:span>in the menu bar <text:span text:style-name="T3">(which looks like a table)</text:span> <text:s text:c="2"/>to displa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文鼎PL中楷Uni" svg:font-family="文鼎PL中楷Uni" style:font-family-generic="roman" style:font-pitch="variable"/>
    <style:font-face style:name="文鼎PL细上海宋Uni" svg:font-family="文鼎PL细上海宋Uni"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PL中楷Uni"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鼎PL细上海宋Uni"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postgres</meta:initial-creator>
    <meta:creation-date>2008-05-19T18:07:09</meta:creation-date>
    <dc:creator>postgres</dc:creator>
    <dc:date>2008-05-19T18:21:35</dc:date>
    <meta:editing-cycles>2</meta:editing-cycles>
    <meta:editing-duration>PT9M6S</meta:editing-duration>
    <meta:user-defined meta:name="Info 1"/>
    <meta:user-defined meta:name="Info 2"/>
    <meta:user-defined meta:name="Info 3"/>
    <meta:user-defined meta:name="Info 4"/>
    <meta:document-statistic meta:table-count="0" meta:image-count="0" meta:object-count="0" meta:page-count="1" meta:paragraph-count="12" meta:word-count="221" meta:character-count="1252"/>
  </office:meta>
</office:document-meta>
</file>